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co1" style:family="table-column">
      <style:table-column-properties style:column-width="6.423cm" style:use-optimal-column-width="false"/>
    </style:style>
    <style:style style:name="co2" style:family="table-column">
      <style:table-column-properties style:column-width="13.862cm" style:use-optimal-column-width="false"/>
    </style:style>
    <style:style style:name="co3" style:family="table-column">
      <style:table-column-properties style:column-width="5.522cm" style:use-optimal-column-width="false"/>
    </style:style>
    <style:style style:name="co4" style:family="table-column">
      <style:table-column-properties style:column-width="12.849cm" style:use-optimal-column-width="false"/>
    </style:style>
    <style:style style:name="co5" style:family="table-column">
      <style:table-column-properties style:column-width="21.712cm" style:use-optimal-column-width="false"/>
    </style:style>
    <style:style style:name="co6" style:family="table-column">
      <style:table-column-properties style:column-width="4.404cm" style:use-optimal-column-width="false"/>
    </style:style>
    <style:style style:name="co7" style:family="table-column">
      <style:table-column-properties style:column-width="2.68cm" style:use-optimal-column-width="false"/>
    </style:style>
    <style:style style:name="co8" style:family="table-column">
      <style:table-column-properties style:column-width="5.743cm" style:use-optimal-column-width="false"/>
    </style:style>
    <style:style style:name="co9" style:family="table-column">
      <style:table-column-properties style:column-width="31.66cm" style:use-optimal-column-width="false"/>
    </style:style>
    <style:style style:name="co10" style:family="table-column">
      <style:table-column-properties style:column-width="4.406cm" style:use-optimal-column-width="false"/>
    </style:style>
    <style:style style:name="ro1" style:family="table-row">
      <style:table-row-properties style:row-height="1.484cm"/>
    </style:style>
    <style:style style:name="ro2" style:family="table-row">
      <style:table-row-properties style:row-height="4.146cm"/>
    </style:style>
    <style:style style:name="ro3" style:family="table-row">
      <style:table-row-properties style:row-height="8.095cm"/>
    </style:style>
    <style:style style:name="ro4" style:family="table-row">
      <style:table-row-properties style:row-height="8.097cm"/>
    </style:style>
    <style:style style:name="ro5" style:family="table-row">
      <style:table-row-properties style:row-height="5.091cm"/>
    </style:style>
    <style:style style:name="ro6" style:family="table-row">
      <style:table-row-properties style:row-height="7.136cm"/>
    </style:style>
    <style:style style:name="ro7" style:family="table-row">
      <style:table-row-properties style:row-height="5.093cm"/>
    </style:style>
    <style:style style:name="ce1" style:family="table-cell">
      <style:graphic-properties style:repeat="repeat"/>
      <style:text-properties fo:color="#0066cc" fo:font-size="14pt" fo:font-weight="bold" style:font-size-asian="14pt" style:font-weight-asian="bold" style:font-size-complex="14pt" style:font-weight-complex="bold"/>
    </style:style>
    <style:style style:name="ce2" style:family="table-cell">
      <style:graphic-properties style:repeat="repeat"/>
      <style:text-properties fo:color="#0066cc" fo:font-size="14pt" style:font-size-asian="14pt" style:font-size-complex="14pt"/>
    </style:style>
    <style:style style:name="ce3" style:family="table-cell">
      <style:graphic-properties style:repeat="repeat"/>
      <style:paragraph-properties fo:line-height="150%"/>
      <style:text-properties fo:color="#0066cc" fo:font-size="14pt" style:font-size-asian="14pt" style:font-size-complex="14pt"/>
    </style:style>
    <style:style style:name="P1" style:family="paragraph">
      <style:paragraph-properties fo:line-height="150%"/>
    </style:style>
    <style:style style:name="P2" style:family="paragraph">
      <style:text-properties fo:color="#0066cc" fo:font-size="14pt" fo:font-weight="bold" style:font-size-asian="14pt" style:font-weight-asian="bold" style:font-size-complex="14pt" style:font-weight-complex="bold"/>
    </style:style>
    <style:style style:name="P3" style:family="paragraph">
      <style:text-properties fo:color="#0066cc" fo:font-size="14pt" style:font-size-asian="14pt" style:font-size-complex="14pt"/>
    </style:style>
    <style:style style:name="P4" style:family="paragraph">
      <style:paragraph-properties fo:line-height="150%"/>
      <style:text-properties fo:color="#0066cc" fo:font-size="14pt" style:font-size-asian="14pt" style:font-size-complex="14pt"/>
    </style:style>
    <style:style style:name="T1" style:family="text">
      <style:text-properties fo:color="#0066cc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0066cc" fo:font-size="14pt" style:font-size-asian="14pt" style:font-size-complex="14pt"/>
    </style:style>
    <style:style style:name="T3" style:family="text">
      <style:text-properties fo:color="#0066cc" style:text-position="super 58%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64.771cm" svg:height="38.011cm" svg:x="-21.589cm" svg:y="1.75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><text:span text:style-name="T1">S.no</text:span></text:p>
              </table:table-cell>
              <table:table-cell>
                <text:p><text:span text:style-name="T1">Functionality</text:span></text:p>
              </table:table-cell>
              <table:table-cell>
                <text:p><text:span text:style-name="T1"><text:s text:c="4"/></text:span><text:span text:style-name="T1">Test procedure</text:span></text:p>
              </table:table-cell>
              <table:table-cell>
                <text:p><text:span text:style-name="T1">Expected output</text:span></text:p>
              </table:table-cell>
              <table:table-cell>
                <text:p><text:span text:style-name="T1">Actual output</text:span></text:p>
              </table:table-cell>
              <table:table-cell>
                <text:p><text:span text:style-name="T1">Result </text:span></text:p>
                <text:p><text:span text:style-name="T1">Pass/fail</text:span></text:p>
              </table:table-cell>
            </table:table-row>
            <table:table-row table:style-name="ro2" table:default-cell-style-name="ce2">
              <table:table-cell table:style-name="ce1">
                <text:p><text:span text:style-name="T1">1.</text:span></text:p>
              </table:table-cell>
              <table:table-cell>
                <text:p><text:span text:style-name="T2">reset_n check-</text:span></text:p>
                <text:p><text:span text:style-name="T2">Check for <text:s/>rst_n of the circuit by making rst_n as low. It reset the <text:s/>ptr&amp;flags.</text:span></text:p>
                <text:p><text:span text:style-name="T2">According to spec rst_n is active low,so it reset the entire circuit.</text:span></text:p>
              </table:table-cell>
              <table:table-cell>
                <text:p><text:span text:style-name="T2">rst_n=0</text:span></text:p>
              </table:table-cell>
              <table:table-cell table:style-name="ce3">
                <text:p text:style-name="P1"><text:span text:style-name="T2">Ptr=0,</text:span></text:p>
                <text:p text:style-name="P1"><text:span text:style-name="T2">Flags=0.</text:span></text:p>
              </table:table-cell>
              <table:table-cell>
                <text:p><text:span text:style-name="T2">rst_n=x, push=x, pop=x, full=x, empty=x,push_err_on_full=x, pop_err_on_empty=x, in_data=x, data_out=x</text:span></text:p>
                <text:p><text:span text:style-name="T2"><text:s/></text:span><text:span text:style-name="T2">rst_n=0, push=x, pop=x, full=x, empty=x,push_err_on_full=x, pop_err_on_empty=x, in_data=x, data_out=x</text:span></text:p>
                <text:p><text:span text:style-name="T2"><text:s/></text:span><text:span text:style-name="T2">rst_n=0, push=x, pop=x, full=0, empty=0,push_err_on_full=0, pop_err_on_empty=0, in_data=x, data_out=0</text:span></text:p>
                <text:p><text:span text:style-name="T2"/></text:p>
              </table:table-cell>
              <table:table-cell>
                <text:p><text:span text:style-name="T2">pass</text:span></text:p>
              </table:table-cell>
            </table:table-row>
            <table:table-row table:style-name="ro3" table:default-cell-style-name="ce2">
              <table:table-cell table:style-name="ce1">
                <text:p><text:span text:style-name="T1">2.</text:span></text:p>
              </table:table-cell>
              <table:table-cell>
                <text:p><text:span text:style-name="T2">Push check-</text:span></text:p>
                <text:p><text:span text:style-name="T2">Check for push operation of the circuit by making push as high, then ptr is incremented at the same time data_in also entered into FIFO,</text:span></text:p>
                <text:p><text:span text:style-name="T2">According to spec FIFO has two ptrs for write and read operation.</text:span></text:p>
              </table:table-cell>
              <table:table-cell>
                <text:p><text:span text:style-name="T2">Push=1,data_in=1,</text:span></text:p>
                <text:p><text:span text:style-name="T2">Push=1,data_in=2,</text:span></text:p>
                <text:p><text:span text:style-name="T2">Push=1,data_in3,</text:span></text:p>
                <text:p><text:span text:style-name="T2">(If do 3 pushes) </text:span></text:p>
              </table:table-cell>
              <table:table-cell table:style-name="ce3">
                <text:p><text:span text:style-name="T2">1.rst_n=1,push=1,full=0,push_err_on_full=0,pop_err_on_empty=0,data_in=1data_out=0.</text:span></text:p>
                <text:p><text:span text:style-name="T2"/></text:p>
                <text:p><text:span text:style-name="T2">2.rst_n=1,push=1,full=0,push_err_on_full=0,pop_err_on_empty=0,data_in=2data_out=0.</text:span></text:p>
                <text:p><text:span text:style-name="T2"/></text:p>
                <text:p><text:span text:style-name="T2">3.rst_n=1,push=1,full=0,push_err_on_full=0,pop_err_on_empty=0,data_in=3data_out=0.</text:span></text:p>
              </table:table-cell>
              <table:table-cell>
                <text:p><text:span text:style-name="T2">rst_n=1, push=1, pop=0, full=0, empty=0,push_err_on_full=0, pop_err_on_empty=0, in_data=1, data_out=0</text:span></text:p>
                <text:p><text:span text:style-name="T2">rst_n=1, push=1, pop=0, full=0, empty=0,push_err_on_full=0, pop_err_on_empty=0, in_data=1, data_out=0</text:span></text:p>
                <text:p><text:span text:style-name="T2">rst_n=1, push=1, pop=0, full=0, empty=0,push_err_on_full=0, pop_err_on_empty=0, in_data=2, data_out=0</text:span></text:p>
                <text:p><text:span text:style-name="T2">rst_n=1, push=1, pop=0, full=0, empty=0,push_err_on_full=0, pop_err_on_empty=0, in_data=2, data_out=0</text:span></text:p>
                <text:p><text:span text:style-name="T2">rst_n=1, push=1, pop=0, full=0, empty=0,push_err_on_full=0, pop_err_on_empty=0, in_data=3, data_out=0</text:span></text:p>
                <text:p><text:span text:style-name="T2">rst_n=1, push=1, pop=0, full=0, empty=0,push_err_on_full=0, pop_err_on_empty=0, in_data=3, data_out=0</text:span></text:p>
              </table:table-cell>
              <table:table-cell>
                <text:p><text:span text:style-name="T2">pass</text:span></text:p>
              </table:table-cell>
            </table:table-row>
            <table:table-row table:style-name="ro3" table:default-cell-style-name="ce2">
              <table:table-cell table:style-name="ce1">
                <text:p><text:span text:style-name="T1">3.</text:span></text:p>
              </table:table-cell>
              <table:table-cell>
                <text:p><text:span text:style-name="T2">Pop check-</text:span></text:p>
                <text:p><text:span text:style-name="T2">Check for <text:s/>pop operation of the circuit by making pop is high, then ptr is incremented at the same time data_out also come. </text:span></text:p>
                <text:p><text:span text:style-name="T2">According to spec FIFO has two ptrs for write and read operation.</text:span></text:p>
              </table:table-cell>
              <table:table-cell>
                <text:p><text:span text:style-name="T2">Pop=1,</text:span></text:p>
                <text:p><text:span text:style-name="T2">Pop=1,</text:span></text:p>
                <text:p><text:span text:style-name="T2">Pop=1</text:span></text:p>
                <text:p><text:span text:style-name="T2">(if do 3 pops)</text:span></text:p>
              </table:table-cell>
              <table:table-cell table:style-name="ce3">
                <text:p text:style-name="P1"><text:span text:style-name="T2">1.rst_n=1,pop=1,push=0,pop_err_on_full=0,</text:span></text:p>
                <text:p text:style-name="P1"><text:span text:style-name="T2">data_out=1.</text:span></text:p>
                <text:p><text:span text:style-name="T2"/></text:p>
                <text:p><text:span text:style-name="T2">2.rst_n=1,pop=1,push=0,pop_err_on_full=0,</text:span></text:p>
                <text:p><text:span text:style-name="T2">data_out=2.</text:span></text:p>
                <text:p><text:span text:style-name="T2"/></text:p>
                <text:p><text:span text:style-name="T2">3.rst_n=1,pop=1,push=0,pop_err_on_full=0,</text:span></text:p>
                <text:p><text:span text:style-name="T2">data_out=3.</text:span></text:p>
              </table:table-cell>
              <table:table-cell>
                <text:p><text:span text:style-name="T2">rst_n=1, push=0, pop=1, full=0, empty=0,push_err_on_full=0, pop_err_on_empty=0, in_data=1, data_out=1</text:span></text:p>
                <text:p><text:span text:style-name="T2">rst_n=1, push=0, pop=1, full=0, empty=0,push_err_on_full=0, pop_err_on_empty=0, in_data=2, data_out=1</text:span></text:p>
                <text:p><text:span text:style-name="T2">rst_n=1, push=0, pop=1, full=0, empty=0,push_err_on_full=0, pop_err_on_empty=0, in_data=2, data_out=2</text:span></text:p>
                <text:p><text:span text:style-name="T2">rst_n=1, push=0, pop=1, full=0, empty=0,push_err_on_full=0, pop_err_on_empty=0, in_data=3, data_out=2</text:span></text:p>
                <text:p><text:span text:style-name="T2">rst_n=1, push=0, pop=1, full=0, empty=0,push_err_on_full=0, pop_err_on_empty=0, in_data=3, data_out=3</text:span></text:p>
                <text:p><text:span text:style-name="T2">rst_n=1, push=0, pop=1, full=0, empty=0,push_err_on_full=0, pop_err_on_empty=0, in_data=4, data_out=3</text:span></text:p>
                <text:p><text:span text:style-name="T2"/></text:p>
              </table:table-cell>
              <table:table-cell/>
            </table:table-row>
            <table:table-row table:style-name="ro3" table:default-cell-style-name="ce2">
              <table:table-cell table:style-name="ce1">
                <text:p><text:span text:style-name="T1">4.</text:span></text:p>
              </table:table-cell>
              <table:table-cell>
                <text:p><text:span text:style-name="T2">Full check-</text:span></text:p>
                <text:p><text:span text:style-name="T2">Check for full of the circuit by making 8 pushes, then full flag is high.</text:span></text:p>
                <text:p><text:span text:style-name="T2">(when initial read ptr is 0</text:span><text:span text:style-name="T3">th</text:span><text:span text:style-name="T2"> position).</text:span></text:p>
              </table:table-cell>
              <table:table-cell>
                <text:p><text:span text:style-name="T2">push=1(upto 8 pushes),data_in=randomly given(width bits I.e width=8 bits)</text:span></text:p>
                <text:p><text:span text:style-name="T2">(when initial ptr is 0</text:span><text:span text:style-name="T3">th</text:span><text:span text:style-name="T2"> position)</text:span></text:p>
              </table:table-cell>
              <table:table-cell table:style-name="ce3">
                <text:p><text:span text:style-name="T2">push=1(upto d_width pushes ie.d_width=8),full=1</text:span></text:p>
              </table:table-cell>
              <table:table-cell>
                <text:p><text:span text:style-name="T2">rst_n=1, push=1, pop=0, full=1, empty=0,push_err_on_full=0, pop_err_on_empty=0, in_data=9, data_out=0</text:span></text:p>
                <text:p><text:span text:style-name="T2">rst_n=1, push=1, pop=0, full=1, empty=0,push_err_on_full=0, pop_err_on_empty=0, in_data=9, data_out=0</text:span></text:p>
                <text:p><text:span text:style-name="T2"/></text:p>
              </table:table-cell>
              <table:table-cell/>
            </table:table-row>
            <table:table-row table:style-name="ro4" table:default-cell-style-name="ce2">
              <table:table-cell table:style-name="ce1">
                <text:p><text:span text:style-name="T1">5.</text:span></text:p>
              </table:table-cell>
              <table:table-cell>
                <text:p><text:span text:style-name="T2">push_err_on_full check-</text:span></text:p>
                <text:p><text:span text:style-name="T2">Check if <text:s/>pushes beyond d_width ,push_err_on_full is high.(when read ptr is 0</text:span><text:span text:style-name="T3">th</text:span><text:span text:style-name="T2"> position).</text:span></text:p>
              </table:table-cell>
              <table:table-cell>
                <text:p><text:span text:style-name="T2">Push=1 (beyond d_width pushes)</text:span></text:p>
                <text:p><text:span text:style-name="T2">,then push_err_on_full is high.</text:span></text:p>
              </table:table-cell>
              <table:table-cell table:style-name="ce3">
                <text:p text:style-name="P1"><text:span text:style-name="T2">Push=1 (beyond <text:s/>d_width pushes),when read ptr is 0</text:span><text:span text:style-name="T3">th</text:span><text:span text:style-name="T2"> position.</text:span></text:p>
                <text:p text:style-name="P1"><text:span text:style-name="T2"/></text:p>
              </table:table-cell>
              <table:table-cell>
                <text:p><text:span text:style-name="T2">rst_n=1, push=1, pop=0, full=1, empty=0,push_err_on_full=0, pop_err_on_empty=0, in_data=10, data_out=0</text:span></text:p>
                <text:p><text:span text:style-name="T2">rst_n=1, push=1, pop=0, full=1, empty=0,push_err_on_full=1, pop_err_on_empty=0, in_data=10, data_out=0</text:span></text:p>
                <text:p><text:span text:style-name="T2">rst_n=1, push=0, pop=1, full=1, empty=0,push_err_on_full=1, pop_err_on_empty=0, in_data=1, data_out=0</text:span></text:p>
                <text:p><text:span text:style-name="T2"/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</draw:page>
      <draw:page draw:name="page2" draw:style-name="dp1" draw:master-page-name="Default">
        <draw:frame draw:style-name="standard" draw:layer="layout" svg:width="64.773cm" svg:height="39.732cm" svg:x="-21.588cm" svg:y="1.75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5" table:default-cell-style-name="ce2">
              <table:table-cell table:style-name="ce1">
                <text:p><text:span text:style-name="T1">6.</text:span></text:p>
              </table:table-cell>
              <table:table-cell>
                <text:p><text:span text:style-name="T2">popl check-</text:span></text:p>
                <text:p><text:span text:style-name="T2">Check for pop operation of the circuit by making 8 pop operation,(when read ptr is7</text:span><text:span text:style-name="T3">th</text:span><text:span text:style-name="T2"> position).</text:span></text:p>
              </table:table-cell>
              <table:table-cell>
                <text:p><text:span text:style-name="T2">Make </text:span></text:p>
                <text:p><text:span text:style-name="T2">rst_n=1,</text:span></text:p>
                <text:p><text:span text:style-name="T2">pop=1</text:span></text:p>
              </table:table-cell>
              <table:table-cell table:style-name="ce3">
                <text:p text:style-name="P1"><text:span text:style-name="T2">empty=1</text:span></text:p>
                <text:p text:style-name="P1"><text:span text:style-name="T2"/></text:p>
              </table:table-cell>
              <table:table-cell>
                <text:p><text:span text:style-name="T2">rst_n=1, push=0, pop=1, full=0, empty=0,push_err_on_full=0, pop_err_on_empty=0, in_data=8, data_out=7</text:span></text:p>
                <text:p><text:span text:style-name="T2">rst_n=1, push=0, pop=1, full=0, empty=1,push_err_on_full=0, pop_err_on_empty=0, in_data=8, data_out=7</text:span></text:p>
                <text:p><text:span text:style-name="T2">rst_n=1, push=0, pop=1, full=0, empty=1,push_err_on_full=0, pop_err_on_empty=0, in_data=8, data_out=7</text:span></text:p>
                <text:p><text:span text:style-name="T2"/></text:p>
              </table:table-cell>
              <table:table-cell/>
            </table:table-row>
            <table:table-row table:style-name="ro5" table:default-cell-style-name="ce2">
              <table:table-cell table:style-name="ce1">
                <text:p><text:span text:style-name="T1">7.</text:span></text:p>
              </table:table-cell>
              <table:table-cell>
                <text:p><text:span text:style-name="T2">Pop check -</text:span></text:p>
                <text:p><text:span text:style-name="T2">Check for pop operation of the circuit by making beyond 8 pop operation.(when read ptr is 7 th position).</text:span></text:p>
              </table:table-cell>
              <table:table-cell>
                <text:p><text:span text:style-name="T2">Make </text:span></text:p>
                <text:p><text:span text:style-name="T2">rst_n=1,</text:span></text:p>
                <text:p><text:span text:style-name="T2">pop=1</text:span></text:p>
              </table:table-cell>
              <table:table-cell table:style-name="ce3">
                <text:p text:style-name="P1"><text:span text:style-name="T2">Empty=1,</text:span></text:p>
                <text:p text:style-name="P1"><text:span text:style-name="T2">pop_err_on_empty=1</text:span></text:p>
              </table:table-cell>
              <table:table-cell>
                <text:p><text:span text:style-name="T2">rst_n=1, push=0, pop=1, full=0, empty=1,push_err_on_full=0, pop_err_on_empty=0, in_data=8, data_out=7</text:span></text:p>
                <text:p><text:span text:style-name="T2">rst_n=1, push=0, pop=1, full=0, empty=1,push_err_on_full=0, pop_err_on_empty=1, in_data=8, data_out=7</text:span></text:p>
                <text:p><text:span text:style-name="T2">rst_n=1, push=0, pop=1, full=0, empty=1,push_err_on_full=0, pop_err_on_empty=1, in_data=8, data_out=7</text:span></text:p>
                <text:p><text:span text:style-name="T2">rst_n=1, push=0, pop=1, full=0, empty=1,push_err_on_full=0, pop_err_on_empty=1, in_data=8, data_out=7</text:span></text:p>
                <text:p><text:span text:style-name="T2"/></text:p>
              </table:table-cell>
              <table:table-cell/>
            </table:table-row>
            <table:table-row table:style-name="ro6" table:default-cell-style-name="ce2">
              <table:table-cell table:style-name="ce1">
                <text:p><text:span text:style-name="T1">8.</text:span></text:p>
              </table:table-cell>
              <table:table-cell>
                <text:p><text:span text:style-name="T2">Push check -</text:span></text:p>
                <text:p><text:span text:style-name="T2">Check for push of the circuit by making push as unknown or z.</text:span></text:p>
                <text:p><text:span text:style-name="T2">According to spec no operation to be performed.</text:span></text:p>
              </table:table-cell>
              <table:table-cell>
                <text:p><text:span text:style-name="T2">Make </text:span></text:p>
                <text:p><text:span text:style-name="T2">rst_n=1</text:span></text:p>
                <text:p><text:span text:style-name="T2">push=x or z</text:span></text:p>
              </table:table-cell>
              <table:table-cell table:style-name="ce3">
                <text:p text:style-name="P1"><text:span text:style-name="T2">data_out=it holds the previous data</text:span></text:p>
              </table:table-cell>
              <table:table-cell>
                <text:p><text:span text:style-name="T2">rst_n=1, push=0, pop=1, full=0, empty=0,push_err_on_full=0, pop_err_on_empty=0, in_data=8, data_out=3</text:span></text:p>
                <text:p><text:span text:style-name="T2">rst_n=1, push=x, pop=1, full=0, empty=0,push_err_on_full=0, pop_err_on_empty=0, in_data=8, data_out=3</text:span></text:p>
                <text:p><text:span text:style-name="T2">rst_n=1, push=x, pop=1, full=0, empty=0,push_err_on_full=0, pop_err_on_empty=0, in_data=8, data_out=3</text:span></text:p>
                <text:p><text:span text:style-name="T2">rst_n=1, push=x, pop=1, full=0, empty=0,push_err_on_full=0, pop_err_on_empty=0, in_data=8, data_out=3</text:span></text:p>
                <text:p><text:span text:style-name="T2">rst_n=1, push=x, pop=1, full=0, empty=0,push_err_on_full=0, pop_err_on_empty=0, in_data=8, data_out=3</text:span></text:p>
                <text:p><text:span text:style-name="T2">rst_n=1, push=z, pop=1, full=0, empty=0,push_err_on_full=0, pop_err_on_empty=0, in_data=8, data_out=3</text:span></text:p>
                <text:p><text:span text:style-name="T2">rst_n=1, push=z, pop=1, full=0, empty=0,push_err_on_full=0, pop_err_on_empty=0, in_data=8, data_out=3</text:span></text:p>
                <text:p><text:span text:style-name="T2">rst_n=1, push=z, pop=1, full=0, empty=0,push_err_on_full=0, pop_err_on_empty=0, in_data=8, data_out=3</text:span></text:p>
                <text:p><text:span text:style-name="T2">rst_n=1, push=z, pop=1, full=0, empty=0,push_err_on_full=0, pop_err_on_empty=0, in_data=8, data_out=3</text:span></text:p>
                <text:p><text:span text:style-name="T2"/></text:p>
              </table:table-cell>
              <table:table-cell/>
            </table:table-row>
            <table:table-row table:style-name="ro6" table:default-cell-style-name="ce2">
              <table:table-cell table:style-name="ce1">
                <text:p><text:span text:style-name="T1">9.</text:span></text:p>
              </table:table-cell>
              <table:table-cell>
                <text:p><text:span text:style-name="T2">Pop check -</text:span></text:p>
                <text:p><text:span text:style-name="T2">Check for pop of the circuit by making pop as unknown or z.</text:span></text:p>
                <text:p><text:span text:style-name="T2">According to spec no operation to be performed.</text:span></text:p>
              </table:table-cell>
              <table:table-cell>
                <text:p><text:span text:style-name="T2">Make </text:span></text:p>
                <text:p><text:span text:style-name="T2">rst_n=1</text:span></text:p>
                <text:p><text:span text:style-name="T2">pop=x or z</text:span></text:p>
              </table:table-cell>
              <table:table-cell table:style-name="ce3">
                <text:p text:style-name="P1"><text:span text:style-name="T2">data_out=it holds the previous data</text:span></text:p>
              </table:table-cell>
              <table:table-cell>
                <text:p><text:span text:style-name="T2">rst_n=1, push=z, pop=1, full=0, empty=0,push_err_on_full=0, pop_err_on_empty=0, in_data=8, data_out=3</text:span></text:p>
                <text:p><text:span text:style-name="T2">rst_n=1, push=1, pop=x, full=0, empty=0,push_err_on_full=0, pop_err_on_empty=0, in_data=8, data_out=3</text:span></text:p>
                <text:p><text:span text:style-name="T2">rst_n=1, push=1, pop=x, full=0, empty=0,push_err_on_full=0, pop_err_on_empty=0, in_data=8, data_out=3</text:span></text:p>
                <text:p><text:span text:style-name="T2">rst_n=1, push=1, pop=x, full=0, empty=0,push_err_on_full=0, pop_err_on_empty=0, in_data=8, data_out=3</text:span></text:p>
                <text:p><text:span text:style-name="T2">rst_n=1, push=1, pop=x, full=0, empty=0,push_err_on_full=0, pop_err_on_empty=0, in_data=8, data_out=3</text:span></text:p>
                <text:p><text:span text:style-name="T2">rst_n=1, push=1, pop=z, full=0, empty=0,push_err_on_full=0, pop_err_on_empty=0, in_data=8, data_out=3</text:span></text:p>
                <text:p><text:span text:style-name="T2">rst_n=1, push=1, pop=z, full=0, empty=0,push_err_on_full=0, pop_err_on_empty=0, in_data=8, data_out=3</text:span></text:p>
                <text:p><text:span text:style-name="T2">rst_n=1, push=1, pop=z, full=0, empty=0,push_err_on_full=0, pop_err_on_empty=0, in_data=8, data_out=3</text:span></text:p>
                <text:p><text:span text:style-name="T2">rst_n=1, push=1, pop=z, full=0, empty=0,push_err_on_full=0, pop_err_on_empty=0, in_data=8, data_out=3</text:span></text:p>
                <text:p><text:span text:style-name="T2"/></text:p>
              </table:table-cell>
              <table:table-cell/>
            </table:table-row>
            <table:table-row table:style-name="ro7" table:default-cell-style-name="ce2">
              <table:table-cell table:style-name="ce1">
                <text:p><text:span text:style-name="T1">10.</text:span></text:p>
              </table:table-cell>
              <table:table-cell>
                <text:p><text:span text:style-name="T2">push&amp;pop check-</text:span></text:p>
                <text:p><text:span text:style-name="T2">Check for give both push&amp;pop operation at a time.</text:span></text:p>
                <text:p><text:span text:style-name="T2">According to spec no operation performed.</text:span></text:p>
              </table:table-cell>
              <table:table-cell>
                <text:p><text:span text:style-name="T2">Make</text:span></text:p>
                <text:p><text:span text:style-name="T2">Push=1</text:span></text:p>
                <text:p><text:span text:style-name="T2">pop=1</text:span></text:p>
              </table:table-cell>
              <table:table-cell table:style-name="ce3">
                <text:p text:style-name="P1"><text:span text:style-name="T2">data_out=it holds the previous data.</text:span></text:p>
              </table:table-cell>
              <table:table-cell>
                <text:p><text:span text:style-name="T2">rst_n=1, push=1, pop=1, full=0, empty=0,push_err_on_full=0, pop_err_on_empty=0, in_data=6, data_out=5</text:span></text:p>
                <text:p><text:span text:style-name="T2">rst_n=1, push=1, pop=1, full=0, empty=0,push_err_on_full=0, pop_err_on_empty=0, in_data=6, data_out=5</text:span></text:p>
                <text:p><text:span text:style-name="T2">rst_n=1, push=1, pop=1, full=0, empty=0,push_err_on_full=0, pop_err_on_empty=0, in_data=7, data_out=5</text:span></text:p>
                <text:p><text:span text:style-name="T2">rst_n=1, push=1, pop=1, full=0, empty=0,push_err_on_full=0, pop_err_on_empty=0, in_data=7, data_out=5</text:span></text:p>
                <text:p><text:span text:style-name="T2"/></text:p>
              </table:table-cell>
              <table:table-cell/>
            </table:table-row>
            <table:table-row table:style-name="ro7" table:default-cell-style-name="ce2">
              <table:table-cell table:style-name="ce1">
                <text:p text:style-name="P2">11.</text:p>
              </table:table-cell>
              <table:table-cell>
                <text:p text:style-name="P3">Almost full check-</text:p>
                <text:p text:style-name="P3">Check almost full of the circuit by making push upto 6 (max <text:s/>dept h is 8).it show the almost full.</text:p>
              </table:table-cell>
              <table:table-cell>
                <text:p text:style-name="P3">Make </text:p>
                <text:p text:style-name="P3">Push=1</text:p>
                <text:p text:style-name="P3">pop=0</text:p>
              </table:table-cell>
              <table:table-cell table:style-name="ce3">
                <text:p text:style-name="P4">data_out=data_in</text:p>
              </table:table-cell>
              <table:table-cell/>
              <table:table-cell/>
            </table:table-row>
            <table:table-row table:style-name="ro7" table:default-cell-style-name="ce2">
              <table:table-cell table:style-name="ce1">
                <text:p text:style-name="P2">12.</text:p>
              </table:table-cell>
              <table:table-cell>
                <text:p text:style-name="P3">Almost empty check-</text:p>
                <text:p text:style-name="P3">Check almost empty of the circuit by making pop upto 6(macx depth is 8).then it shows the almost empty.</text:p>
              </table:table-cell>
              <table:table-cell>
                <text:p text:style-name="P3">Make </text:p>
                <text:p text:style-name="P3">Push=0,</text:p>
                <text:p text:style-name="P3">Pop=1.</text:p>
              </table:table-cell>
              <table:table-cell table:style-name="ce3">
                <text:p text:style-name="P4">data_out=data_in</text:p>
              </table:table-cell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Zen Hei Sharp" style:font-family-asian="'WenQuanYi Zen Hei Sharp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6T10:29:15.281533500</meta:creation-date>
    <dc:date>2016-11-16T10:35:23.138847101</dc:date>
    <meta:editing-duration>PT6M7S</meta:editing-duration>
    <meta:editing-cycles>1</meta:editing-cycles>
    <meta:document-statistic meta:object-count="2"/>
    <meta:generator>LibreOffice/4.3.7.2$Linux_X86_64 LibreOffice_project/430$Build-2</meta:generator>
  </office:meta>
</office:document-meta>
</file>